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2c5ae3" officeooo:paragraph-rsid="003acd8f" style:font-size-asian="10pt" style:font-size-complex="10pt"/>
    </style:style>
    <style:style style:name="P2" style:family="paragraph" style:parent-style-name="Standard">
      <style:text-properties officeooo:rsid="001ec1e2" officeooo:paragraph-rsid="001ec1e2"/>
    </style:style>
    <style:style style:name="P3" style:family="paragraph" style:parent-style-name="Standard">
      <style:text-properties officeooo:rsid="001fe0a2" officeooo:paragraph-rsid="001fe0a2"/>
    </style:style>
    <style:style style:name="P4" style:family="paragraph" style:parent-style-name="Standard">
      <style:text-properties officeooo:rsid="00218ed3" officeooo:paragraph-rsid="00218ed3"/>
    </style:style>
    <style:style style:name="P5" style:family="paragraph" style:parent-style-name="Standard">
      <style:text-properties officeooo:rsid="00218ed3" officeooo:paragraph-rsid="002199fe"/>
    </style:style>
    <style:style style:name="P6" style:family="paragraph" style:parent-style-name="Standard">
      <style:text-properties officeooo:rsid="0022ca23" officeooo:paragraph-rsid="0022ca23"/>
    </style:style>
    <style:style style:name="P7" style:family="paragraph" style:parent-style-name="Standard">
      <style:text-properties officeooo:rsid="0022ca23" officeooo:paragraph-rsid="00246b32"/>
    </style:style>
    <style:style style:name="P8" style:family="paragraph" style:parent-style-name="Standard">
      <style:paragraph-properties fo:text-align="center" style:justify-single-word="false"/>
      <style:text-properties officeooo:rsid="0022ca23" officeooo:paragraph-rsid="00246b32"/>
    </style:style>
    <style:style style:name="P9" style:family="paragraph" style:parent-style-name="Standard">
      <style:text-properties officeooo:rsid="0022ca23" officeooo:paragraph-rsid="00338c40"/>
    </style:style>
    <style:style style:name="P10" style:family="paragraph" style:parent-style-name="Standard">
      <style:text-properties officeooo:rsid="00246b32" officeooo:paragraph-rsid="00246b32"/>
    </style:style>
    <style:style style:name="P11" style:family="paragraph" style:parent-style-name="Standard">
      <style:text-properties officeooo:rsid="0027a200" officeooo:paragraph-rsid="0027a200"/>
    </style:style>
    <style:style style:name="P12" style:family="paragraph" style:parent-style-name="Standard">
      <style:text-properties officeooo:rsid="00299fbb" officeooo:paragraph-rsid="00299fbb"/>
    </style:style>
    <style:style style:name="P13" style:family="paragraph" style:parent-style-name="Standard">
      <style:text-properties officeooo:rsid="00338c40" officeooo:paragraph-rsid="0044f476"/>
    </style:style>
    <style:style style:name="P14" style:family="paragraph" style:parent-style-name="Table_20_Contents">
      <style:text-properties officeooo:rsid="001fe0a2" officeooo:paragraph-rsid="001fe0a2"/>
    </style:style>
    <style:style style:name="P15" style:family="paragraph" style:parent-style-name="Table_20_Contents">
      <style:paragraph-properties fo:text-align="center" style:justify-single-word="false"/>
      <style:text-properties officeooo:rsid="001fe0a2" officeooo:paragraph-rsid="001fe0a2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341cc5" officeooo:paragraph-rsid="00341cc5"/>
    </style:style>
    <style:style style:name="P18" style:family="paragraph" style:parent-style-name="Standard">
      <style:text-properties officeooo:rsid="00218ed3" officeooo:paragraph-rsid="0047cb91"/>
    </style:style>
    <style:style style:name="P19" style:family="paragraph" style:parent-style-name="Standard">
      <style:text-properties officeooo:rsid="0022ca23" officeooo:paragraph-rsid="002199fe"/>
    </style:style>
    <style:style style:name="P20" style:family="paragraph" style:parent-style-name="Standard">
      <style:text-properties officeooo:rsid="00299fbb" officeooo:paragraph-rsid="004c2b01"/>
    </style:style>
    <style:style style:name="P21" style:family="paragraph" style:parent-style-name="Table_20_Contents">
      <style:paragraph-properties fo:text-align="center" style:justify-single-word="false"/>
      <style:text-properties officeooo:rsid="0050f754" officeooo:paragraph-rsid="0050f754"/>
    </style:style>
    <style:style style:name="T1" style:family="text">
      <style:text-properties officeooo:rsid="0037aba7"/>
    </style:style>
    <style:style style:name="T2" style:family="text">
      <style:text-properties officeooo:rsid="002199fe"/>
    </style:style>
    <style:style style:name="T3" style:family="text">
      <style:text-properties officeooo:rsid="00246b32"/>
    </style:style>
    <style:style style:name="T4" style:family="text">
      <style:text-properties officeooo:rsid="002b35e5"/>
    </style:style>
    <style:style style:name="T5" style:family="text">
      <style:text-properties officeooo:rsid="002edb98"/>
    </style:style>
    <style:style style:name="T6" style:family="text">
      <style:text-properties officeooo:rsid="0030a47c"/>
    </style:style>
    <style:style style:name="T7" style:family="text">
      <style:text-properties officeooo:rsid="00313ff9"/>
    </style:style>
    <style:style style:name="T8" style:family="text">
      <style:text-properties officeooo:rsid="00317304"/>
    </style:style>
    <style:style style:name="T9" style:family="text">
      <style:text-properties officeooo:rsid="0032f19f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2f19f" fo:background-color="transparent" loext:char-shading-value="0"/>
    </style:style>
    <style:style style:name="T12" style:family="text">
      <style:text-properties officeooo:rsid="00338c40"/>
    </style:style>
    <style:style style:name="T13" style:family="text">
      <style:text-properties officeooo:rsid="00341cc5"/>
    </style:style>
    <style:style style:name="T14" style:family="text">
      <style:text-properties officeooo:rsid="003cf085"/>
    </style:style>
    <style:style style:name="T15" style:family="text">
      <style:text-properties officeooo:rsid="003e4063"/>
    </style:style>
    <style:style style:name="T16" style:family="text">
      <style:text-properties officeooo:rsid="00426f59"/>
    </style:style>
    <style:style style:name="T17" style:family="text">
      <style:text-properties officeooo:rsid="0043b84c"/>
    </style:style>
    <style:style style:name="T18" style:family="text">
      <style:text-properties officeooo:rsid="0044f476"/>
    </style:style>
    <style:style style:name="T19" style:family="text">
      <style:text-properties officeooo:rsid="0047cb91"/>
    </style:style>
    <style:style style:name="T20" style:family="text">
      <style:text-properties officeooo:rsid="0049b596"/>
    </style:style>
    <style:style style:name="T21" style:family="text">
      <style:text-properties officeooo:rsid="004a8d11"/>
    </style:style>
    <style:style style:name="T22" style:family="text">
      <style:text-properties officeooo:rsid="004c2b01"/>
    </style:style>
    <style:style style:name="T23" style:family="text">
      <style:text-properties officeooo:rsid="004e34d3"/>
    </style:style>
    <style:style style:name="T24" style:family="text">
      <style:text-properties officeooo:rsid="004f0754"/>
    </style:style>
    <style:style style:name="T25" style:family="text">
      <style:text-properties officeooo:rsid="0050f754"/>
    </style:style>
    <style:style style:name="T26" style:family="text">
      <style:text-properties officeooo:rsid="0054484a"/>
    </style:style>
    <style:style style:name="T27" style:family="text">
      <style:text-properties officeooo:rsid="005464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uno: Eduardo da Silva Afonso</text:p>
      <text:p text:style-name="P2"/>
      <text:p text:style-name="P2">Comparativo entre as distâncias da tabela I (pg. 4) do artigo “Image processing using pearson’s correlation coefficient: applications on Autonomous robotics” <text:span text:style-name="T23">e os dados obtidos pelo programa.</text:span></text:p>
      <text:p text:style-name="P2"/>
      <text:p text:style-name="P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  <text:p text:style-name="P14">Frames</text:p>
          </table:table-cell>
          <table:table-cell table:style-name="Table1.A1" office:value-type="string">
            <text:p text:style-name="P14">Distância em Metros</text:p>
          </table:table-cell>
          <table:table-cell table:style-name="Table1.A1" office:value-type="string">
            <text:p text:style-name="P14">Relação entre as distâncias (%)</text:p>
          </table:table-cell>
          <table:table-cell table:style-name="Table1.A1" office:value-type="string">
            <text:p text:style-name="P14">Dados do programa (%)</text:p>
          </table:table-cell>
          <table:table-cell table:style-name="Table1.E1" office:value-type="string">
            <text:p text:style-name="P14">Erro (%)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1-30</text:p>
          </table:table-cell>
          <table:table-cell table:style-name="Table1.A2" office:value-type="string">
            <text:p text:style-name="P15">106</text:p>
          </table:table-cell>
          <table:table-cell table:style-name="Table1.A2" office:value-type="string">
            <text:p text:style-name="P15">1<text:span text:style-name="T7">00</text:span></text:p>
          </table:table-cell>
          <table:table-cell table:style-name="Table1.A2" office:value-type="string">
            <text:p text:style-name="P15">78</text:p>
          </table:table-cell>
          <table:table-cell table:style-name="Table1.E2" office:value-type="string">
            <text:p text:style-name="P15">22</text:p>
          </table:table-cell>
        </table:table-row>
        <table:table-row>
          <table:table-cell table:style-name="Table1.A2" office:value-type="string">
            <text:p text:style-name="P14"><text:span text:style-name="T5">30</text:span>-300</text:p>
          </table:table-cell>
          <table:table-cell table:style-name="Table1.A2" office:value-type="string">
            <text:p text:style-name="P16">-</text:p>
          </table:table-cell>
          <table:table-cell table:style-name="Table1.A2" office:value-type="string">
            <text:p text:style-name="P15"><text:span text:style-name="T13">58</text:span>*</text:p>
          </table:table-cell>
          <table:table-cell table:style-name="Table1.A2" office:value-type="string">
            <text:p text:style-name="P15">5<text:span text:style-name="T5">7</text:span></text:p>
          </table:table-cell>
          <table:table-cell table:style-name="Table1.E2" office:value-type="string">
            <text:p text:style-name="P17">01</text:p>
          </table:table-cell>
        </table:table-row>
        <table:table-row>
          <table:table-cell table:style-name="Table1.A2" office:value-type="string">
            <text:p text:style-name="P14">300-330</text:p>
          </table:table-cell>
          <table:table-cell table:style-name="Table1.A2" office:value-type="string">
            <text:p text:style-name="P15">36.75</text:p>
          </table:table-cell>
          <table:table-cell table:style-name="Table1.A2" office:value-type="string">
            <text:p text:style-name="P15">35</text:p>
          </table:table-cell>
          <table:table-cell table:style-name="Table1.A2" office:value-type="string">
            <text:p text:style-name="P21">40</text:p>
          </table:table-cell>
          <table:table-cell table:style-name="Table1.E2" office:value-type="string">
            <text:p text:style-name="P15">0<text:span text:style-name="T25">5</text:span></text:p>
          </table:table-cell>
        </table:table-row>
        <table:table-row>
          <table:table-cell table:style-name="Table1.A2" office:value-type="string">
            <text:p text:style-name="P14">400-430</text:p>
          </table:table-cell>
          <table:table-cell table:style-name="Table1.A2" office:value-type="string">
            <text:p text:style-name="P15">17.08</text:p>
          </table:table-cell>
          <table:table-cell table:style-name="Table1.A2" office:value-type="string">
            <text:p text:style-name="P15">16</text:p>
          </table:table-cell>
          <table:table-cell table:style-name="Table1.A2" office:value-type="string">
            <text:p text:style-name="P15">1<text:span text:style-name="T24">6,4</text:span></text:p>
          </table:table-cell>
          <table:table-cell table:style-name="Table1.E2" office:value-type="string">
            <text:p text:style-name="P15">0,<text:span text:style-name="T24">4</text:span></text:p>
          </table:table-cell>
        </table:table-row>
      </table:table>
      <text:p text:style-name="P2"/>
      <text:p text:style-name="P5"/>
      <text:p text:style-name="P11">Introdução</text:p>
      <text:p text:style-name="P11"/>
      <text:p text:style-name="P18">A tabela acima mostra os resultados obtidos através de experimentos da rotina desenvolvida por essa pesquisa <text:span text:style-name="T19">usando o banco de dados do DARPA</text:span>. A primeira coluna <text:span text:style-name="T2">representa</text:span> o intervalo de frames<text:span text:style-name="T2">, a segunda coluna é a distância efetiva em metros entre a câmera e o carro, a terceira coluna representa a distância relativa tomando como base o ponto inicial de 1-30 frames, os dados da quarta coluna são os resultados das análises obtidas pelo programa nos respectivos intervalos e, por último, o erro entre as distâncias relativas calculadas, a partir das distâncias reais, e a distância relativa que o programa gerou.</text:span></text:p>
      <text:p text:style-name="P5"/>
      <text:p text:style-name="P11">Método</text:p>
      <text:p text:style-name="P5"/>
      <text:p text:style-name="P9">Os cálculos dos valores foram obtidos da seguinte maneira: na terceira coluna a distância de 106metros foi <text:span text:style-name="T18">tomado</text:span> como ponto de partida com valor da distância relativ<text:span text:style-name="T20">a</text:span> igual a 1<text:span text:style-name="T18">00%</text:span>, posteriormente foi feit<text:span text:style-name="T20">a</text:span> uma regra de três simples para chegar ao valor de 35% (=36.75*1*<text:span text:style-name="T12">100</text:span>/106) <text:span text:style-name="T20">e</text:span> o mesmo procedimento para a distância relativa de 16% (=17.08*0.35*<text:span text:style-name="T12">100</text:span>/36.75).</text:p>
      <text:p text:style-name="P9">Em um segundo momento, a quarta <text:span text:style-name="T18">coluna</text:span> foi completada da seguinte maneira: na análise de 1-30 frames o programa gerou um fator <text:span text:style-name="T12">de </text:span>aproximação de 78% e esse valor foi tido como ponto inicial. <text:span text:style-name="T4">P</text:span>osteriormente, <text:span text:style-name="T18">a rotina calculou um resultado n</text:span>o intervalo de <text:span text:style-name="T9">3</text:span><text:span text:style-name="T11">0</text:span><text:span text:style-name="T10">-300 frames <text:s/></text:span>de<text:span text:style-name="T10"> 5</text:span><text:span text:style-name="T11">7%</text:span>, <text:span text:style-name="T4">e</text:span>sse valor será importante para calcular os restantes. Assim, para calcular o valor de <text:span text:style-name="T18">40%</text:span> na quarta <text:span text:style-name="T21">coluna</text:span> foi usado a seguinte fórmula: </text:p>
      <text:p text:style-name="P7"/>
      <text:p text:style-name="P8"><text:span text:style-name="T3">P.P.I.(n+1) = </text:span>P.<text:span text:style-name="T14">I.(n)* P.I.(n-1)*...*P.I.(1)*P.G.P</text:span></text:p>
      <text:p text:style-name="P7"/>
      <text:p text:style-name="P10">P.<text:span text:style-name="T14">P.I</text:span>. = Proporção d<text:span text:style-name="T14">o Próximo Intervalo</text:span>;</text:p>
      <text:p text:style-name="P10">P.<text:span text:style-name="T14">I</text:span>. = Proporçã<text:span text:style-name="T14">o</text:span> d<text:span text:style-name="T14">o</text:span> enésim<text:span text:style-name="T14">o</text:span> <text:span text:style-name="T14">Intervalo</text:span>;</text:p>
      <text:p text:style-name="P10">P.G.P. = Proporção Gerada pelo Programa entre o intervalo de frames de interesse;</text:p>
      <text:p text:style-name="P10"/>
      <text:p text:style-name="P13">Ou seja, <text:span text:style-name="T15">57%*</text:span>78%*9<text:span text:style-name="T26">0</text:span>% sendo o último o fator gerado pelo programa no intervalo de <text:span text:style-name="T18">3</text:span>00-<text:span text:style-name="T18">3</text:span>30 frames <text:span text:style-name="T18">e assim sucessivamente para obter o valor de 16% (= 40%*57%*</text:span>78%*<text:span text:style-name="T26">93</text:span>%<text:span text:style-name="T18">) entre 400-430.</text:span></text:p>
      <text:p text:style-name="P10"><text:soft-page-break/><text:span text:style-name="T16">O</text:span>s valores fazem parte de uma recursão e para a proporção d<text:span text:style-name="T16">o intervalo</text:span> <text:span text:style-name="T16">400-430</text:span> ser gerada, necessariamente, o dado d<text:span text:style-name="T16">o intervalo 300-330 </text:span>precisa ser contabilizado, pois estão todos em relação ao mesmo ponto de partida.</text:p>
      <text:p text:style-name="P12">A última colun<text:span text:style-name="T17">a, o e</text:span>rro <text:span text:style-name="T17">em módulo,</text:span> foi calculada usando a diferença entre os valores da terceira e quarta coluna.</text:p>
      <text:p text:style-name="P6"/>
      <text:p text:style-name="P11">Resultados</text:p>
      <text:p text:style-name="P6"/>
      <text:p text:style-name="P19">Para a distância de 106 metros foi atribuído o valor 1(ou 100%) de distância relativa e 0.78 gerado pela rotina para esse mesmo intervalo. Isso significa que para o programa a imagem <text:span text:style-name="T22">se aproximou</text:span> em 78% <text:span text:style-name="T22">no frame 30 em relação ao frame 1</text:span>. A distância de 36.75 metros mostra que a distância relativa em relação ao intervalo de 1-30 frames é de 35%, sendo que a rotina mostrou um resultado de <text:span text:style-name="T1">40</text:span>% com um erro de <text:span text:style-name="T1">6</text:span>%. Quando o veículo está mais próximo da câmera, em torno de 17.08 metros, a relação de distância é de 16% e o resultado do programa para esse intervalo foi de 1<text:span text:style-name="T25">6</text:span>% com um erro <text:span text:style-name="T27">de 0,4</text:span>%. </text:p>
      <text:p text:style-name="P20"><text:span text:style-name="T12">Nota-se que o erro é grande, em torno de 20%, em distância grandes (na ordem de 100 metros) e conforme o objeto se aproxima o erro diminui bruscamente para uma média de 2% em distância menores que 35 metros. Esses valores podem ser usados como critério de distância para a utilização do programa nas dadas condições que o experimento foi fei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2c5ae3" officeooo:paragraph-rsid="003acd8f" style:font-size-asian="10pt" style:font-size-complex="10pt"/>
    </style:style>
    <style:style style:name="MT1" style:family="text">
      <style:text-properties officeooo:rsid="0037ab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*O valor de <text:span text:style-name="MT1">58%</text:span> foi obtido a partir de uma interpolação entre as colunas 3 e 4, <text:span text:style-name="MT1">utilizando polinômio interpolador de Newton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00:43.372431574</meta:creation-date>
    <dc:date>2016-11-21T17:22:59.590146353</dc:date>
    <meta:editing-duration>PT5H8M29S</meta:editing-duration>
    <meta:editing-cycles>43</meta:editing-cycles>
    <meta:generator>LibreOffice/5.1.4.2$Linux_X86_64 LibreOffice_project/10m0$Build-2</meta:generator>
    <meta:document-statistic meta:table-count="1" meta:image-count="0" meta:object-count="0" meta:page-count="2" meta:paragraph-count="43" meta:word-count="607" meta:character-count="3570" meta:non-whitespace-character-count="3003"/>
  </office:meta>
</office:document-meta>
</file>